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9211e" officeooo:rsid="0012c7af" officeooo:paragraph-rsid="0012c7af"/>
    </style:style>
    <style:style style:name="P2" style:family="paragraph" style:parent-style-name="Standard">
      <style:text-properties officeooo:paragraph-rsid="0012c7af"/>
    </style:style>
    <style:style style:name="P3" style:family="paragraph" style:parent-style-name="Standard">
      <style:text-properties officeooo:paragraph-rsid="00175da9"/>
    </style:style>
    <style:style style:name="P4" style:family="paragraph" style:parent-style-name="Standard">
      <style:text-properties fo:color="#3333ff" officeooo:rsid="001c66e9" officeooo:paragraph-rsid="001c66e9"/>
    </style:style>
    <style:style style:name="P5" style:family="paragraph" style:parent-style-name="Text_20_body">
      <style:text-properties officeooo:rsid="001616a5" officeooo:paragraph-rsid="001616a5"/>
    </style:style>
    <style:style style:name="P6" style:family="paragraph" style:parent-style-name="Text_20_body">
      <style:text-properties officeooo:paragraph-rsid="001616a5"/>
    </style:style>
    <style:style style:name="P7" style:family="paragraph" style:parent-style-name="Text_20_body">
      <style:text-properties officeooo:rsid="00175da9" officeooo:paragraph-rsid="00175da9"/>
    </style:style>
    <style:style style:name="P8" style:family="paragraph" style:parent-style-name="Standard" style:list-style-name="L2"/>
    <style:style style:name="P9" style:family="paragraph" style:parent-style-name="Standard" style:list-style-name="L2">
      <style:text-properties fo:color="#3333ff" officeooo:rsid="001ae507" officeooo:paragraph-rsid="001ae507"/>
    </style:style>
    <style:style style:name="P10" style:family="paragraph" style:parent-style-name="Standard" style:list-style-name="L2">
      <style:text-properties fo:color="#3333ff" officeooo:rsid="001eb381" officeooo:paragraph-rsid="001eb381"/>
    </style:style>
    <style:style style:name="P11" style:family="paragraph" style:parent-style-name="Standard" style:list-style-name="L2">
      <style:text-properties fo:color="#3333ff"/>
    </style:style>
    <style:style style:name="P12" style:family="paragraph" style:parent-style-name="Standard" style:list-style-name="L2">
      <style:text-properties fo:color="#3333ff" officeooo:rsid="0026ae99" officeooo:paragraph-rsid="0026ae99"/>
    </style:style>
    <style:style style:name="P13" style:family="paragraph" style:parent-style-name="Standard" style:list-style-name="L2">
      <style:text-properties officeooo:rsid="001eb381" officeooo:paragraph-rsid="001eb381"/>
    </style:style>
    <style:style style:name="P14" style:family="paragraph" style:parent-style-name="Standard" style:list-style-name="L2">
      <style:text-properties officeooo:rsid="002029ad" officeooo:paragraph-rsid="002029ad"/>
    </style:style>
    <style:style style:name="P15" style:family="paragraph" style:parent-style-name="Standard" style:list-style-name="L2">
      <style:text-properties officeooo:rsid="00175da9" officeooo:paragraph-rsid="00175da9"/>
    </style:style>
    <style:style style:name="P16" style:family="paragraph" style:parent-style-name="Standard" style:list-style-name="L2">
      <style:text-properties officeooo:rsid="0026ae99" officeooo:paragraph-rsid="0026ae99"/>
    </style:style>
    <style:style style:name="P17" style:family="paragraph" style:parent-style-name="Standard" style:list-style-name="L1">
      <style:paragraph-properties fo:margin-top="0cm" fo:margin-bottom="0cm" loext:contextual-spacing="false" fo:line-height="100%"/>
    </style:style>
    <style:style style:name="P18" style:family="paragraph" style:parent-style-name="Text_20_body" style:list-style-name="L3">
      <style:text-properties officeooo:rsid="001616a5" officeooo:paragraph-rsid="001616a5"/>
    </style:style>
    <style:style style:name="P19" style:family="paragraph" style:parent-style-name="Text_20_body" style:list-style-name="L4">
      <style:text-properties officeooo:rsid="00175da9" officeooo:paragraph-rsid="00175da9"/>
    </style:style>
    <style:style style:name="P20" style:family="paragraph" style:parent-style-name="Text_20_body" style:list-style-name="L4">
      <style:text-properties officeooo:rsid="0018c37c" officeooo:paragraph-rsid="0018c37c"/>
    </style:style>
    <style:style style:name="P21" style:family="paragraph" style:parent-style-name="Heading_20_1">
      <style:text-properties officeooo:rsid="001616a5" officeooo:paragraph-rsid="001616a5"/>
    </style:style>
    <style:style style:name="P22" style:family="paragraph" style:parent-style-name="Heading_20_2">
      <style:text-properties officeooo:rsid="0012c7af" officeooo:paragraph-rsid="0012c7af"/>
    </style:style>
    <style:style style:name="T1" style:family="text">
      <style:text-properties officeooo:rsid="001a3ed6"/>
    </style:style>
    <style:style style:name="T2" style:family="text">
      <style:text-properties officeooo:rsid="001dc313"/>
    </style:style>
    <style:style style:name="T3" style:family="text">
      <style:text-properties officeooo:rsid="002029ad"/>
    </style:style>
    <style:style style:name="T4" style:family="text">
      <style:text-properties fo:color="#3333ff"/>
    </style:style>
    <style:style style:name="T5" style:family="text">
      <style:text-properties fo:color="#3333ff" officeooo:rsid="001eb381"/>
    </style:style>
    <style:style style:name="T6" style:family="text">
      <style:text-properties officeooo:rsid="00241f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pplication Slack-like</text:p>
      <text:p text:style-name="Text_20_body"/>
      <text:p text:style-name="Standard"/>
      <text:h text:style-name="Heading_20_1" text:outline-level="1">Squelette de l'architecture :</text:h>
      <text:p text:style-name="Standard"/>
      <text:h text:style-name="Heading_20_2" text:outline-level="2">Front :</text:h>
      <text:list xml:id="list1628939371284554024" text:style-name="L1">
        <text:list-item>
          <text:p text:style-name="P17">App-module </text:p>
        </text:list-item>
        <text:list-item>
          <text:p text:style-name="P17">Vue d'inscription (sauf si on fait l'inscription sur une modale sur l'autre vue) App-signup</text:p>
        </text:list-item>
        <text:list-item>
          <text:p text:style-name="P17">Vue modification compte App-change</text:p>
        </text:list-item>
        <text:list-item>
          <text:p text:style-name="P17">Modale de connexion App-login </text:p>
        </text:list-item>
        <text:list-item>
          <text:p text:style-name="P17">Vue du channel App-channel</text:p>
          <text:list>
            <text:list-item>
              <text:p text:style-name="P17">App-ChatBox (composant où on écrit les messages)</text:p>
            </text:list-item>
            <text:list-item>
              <text:p text:style-name="P17">App-ListeMessage (composant où on affiche les messages)</text:p>
              <text:list>
                <text:list-item>
                  <text:p text:style-name="P17">App-Message</text:p>
                </text:list-item>
              </text:list>
            </text:list-item>
          </text:list>
        </text:list-item>
        <text:list-item>
          <text:p text:style-name="P17">Vue de l'accueil App-Home</text:p>
          <text:list>
            <text:list-item>
              <text:p text:style-name="P17">Notifications si on est connectés : App-news</text:p>
              <text:list>
                <text:list-item>
                  <text:p text:style-name="P17">App-notification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2" text:outline-level="2">BDD :</text:h>
      <text:p text:style-name="Text_20_body"/>
      <text:list xml:id="list440252000903303593" text:style-name="L2">
        <text:list-item>
          <text:p text:style-name="P9">User</text:p>
          <text:list>
            <text:list-item>
              <text:p text:style-name="P8">login</text:p>
            </text:list-item>
            <text:list-item>
              <text:p text:style-name="P8">mdp</text:p>
            </text:list-item>
            <text:list-item>
              <text:p text:style-name="P8">mail</text:p>
            </text:list-item>
            <text:list-item>
              <text:p text:style-name="P8">photo de profil</text:p>
            </text:list-item>
            <text:list-item>
              <text:p text:style-name="P8">nom/prénom</text:p>
            </text:list-item>
            <text:list-item>
              <text:p text:style-name="P8">tel</text:p>
            </text:list-item>
            <text:list-item>
              <text:p text:style-name="P8">adresse</text:p>
            </text:list-item>
            <text:list-item>
              <text:p text:style-name="P8">channels inscrits</text:p>
            </text:list-item>
          </text:list>
        </text:list-item>
        <text:list-item>
          <text:p text:style-name="P8">Channel</text:p>
          <text:list>
            <text:list-item>
              <text:p text:style-name="P10">id (base de données)</text:p>
            </text:list-item>
            <text:list-item>
              <text:p text:style-name="P10">idChannel (id avec lequel on appelle le channel)</text:p>
            </text:list-item>
            <text:list-item>
              <text:p text:style-name="P8">comptes inscrits</text:p>
            </text:list-item>
            <text:list-item>
              <text:p text:style-name="P13">name</text:p>
            </text:list-item>
            <text:list-item>
              <text:p text:style-name="P8">description</text:p>
            </text:list-item>
          </text:list>
        </text:list-item>
        <text:list-item>
          <text:p text:style-name="P8">Message</text:p>
          <text:list>
            <text:list-item>
              <text:p text:style-name="P14"><text:span text:style-name="T4">id (</text:span><text:span text:style-name="T5">base de données)</text:span></text:p>
            </text:list-item>
            <text:list-item>
              <text:p text:style-name="P16"><text:span text:style-name="T5">i</text:span><text:span text:style-name="T4">dChannel</text:span></text:p>
            </text:list-item>
            <text:list-item>
              <text:p text:style-name="P12">idUser</text:p>
            </text:list-item>
            <text:list-item>
              <text:p text:style-name="P8">date</text:p>
            </text:list-item>
            <text:list-item>
              <text:p text:style-name="P11"><text:soft-page-break/>conten<text:span text:style-name="T3">t</text:span></text:p>
              <text:list>
                <text:list-item>
                  <text:p text:style-name="P8">image jointe ?</text:p>
                </text:list-item>
              </text:list>
            </text:list-item>
          </text:list>
        </text:list-item>
        <text:list-item>
          <text:p text:style-name="P8">Notification</text:p>
          <text:list>
            <text:list-item>
              <text:p text:style-name="P8">compte concerné</text:p>
            </text:list-item>
            <text:list-item>
              <text:p text:style-name="P8">contenu</text:p>
            </text:list-item>
          </text:list>
        </text:list-item>
      </text:list>
      <text:h text:style-name="Heading_20_2" text:outline-level="2">BACK :</text:h>
      <text:list xml:id="list124450068819574" text:continue-numbering="true" text:style-name="L2">
        <text:list-item>
          <text:p text:style-name="P8">app.module</text:p>
          <text:p text:style-name="P8"/>
        </text:list-item>
        <text:list-item>
          <text:p text:style-name="P8">package Channel</text:p>
          <text:list>
            <text:list-item>
              <text:p text:style-name="P8">channel.controller</text:p>
            </text:list-item>
            <text:list-item>
              <text:p text:style-name="P8">channel.service</text:p>
            </text:list-item>
            <text:list-item>
              <text:p text:style-name="P8">channel.module</text:p>
              <text:p text:style-name="P8"/>
            </text:list-item>
          </text:list>
        </text:list-item>
        <text:list-item>
          <text:p text:style-name="P15">package User</text:p>
          <text:list>
            <text:list-item>
              <text:p text:style-name="P15">user.controller</text:p>
            </text:list-item>
            <text:list-item>
              <text:p text:style-name="P15">user.service</text:p>
            </text:list-item>
            <text:list-item>
              <text:p text:style-name="P15">user.module</text:p>
            </text:list-item>
          </text:list>
        </text:list-item>
      </text:list>
      <text:p text:style-name="P3"/>
      <text:h text:style-name="Heading_20_1" text:outline-level="1">Méthodes API Back : </text:h>
      <text:p text:style-name="Text_20_body"/>
      <text:h text:style-name="P22" text:outline-level="2">Compte</text:h>
      <text:p text:style-name="Standard"/>
      <text:p text:style-name="Standard">createAccount( createAccountDto)</text:p>
      <text:p text:style-name="Standard">updateAccount(updateAccountDto)</text:p>
      <text:p text:style-name="Standard">deleteAccount( id )</text:p>
      <text:p text:style-name="Standard"/>
      <text:p text:style-name="Standard">login(login, password)</text:p>
      <text:p text:style-name="Standard">logout(id)</text:p>
      <text:p text:style-name="Standard"/>
      <text:h text:style-name="Heading_20_2" text:outline-level="2">Channel</text:h>
      <text:p text:style-name="P2"/>
      <text:p text:style-name="P2"><text:bookmark-start text:name="__DdeLink__207_521847833"/>subscribeAccountToChannel(id, idChan)<text:bookmark-end text:name="__DdeLink__207_521847833"/></text:p>
      <text:p text:style-name="P2">unsubscribeAccountFromChannel(id, idChan)</text:p>
      <text:p text:style-name="P2"/>
      <text:p text:style-name="P1">getChannels(id)</text:p>
      <text:p text:style-name="P2"/>
      <text:p text:style-name="P4">createChannel(<text:span text:style-name="T2">name, description, idCreateur</text:span>)</text:p>
      <text:p text:style-name="P4">deleteChannel(<text:span text:style-name="T2">id</text:span>) [ pour nous, quand plus personne n’est dedans]</text:p>
      <text:p text:style-name="P2"/>
      <text:p text:style-name="Standard">readChannel(idChan, <text:span text:style-name="T1">nbMessages, nbDebut</text:span>)</text:p>
      <text:p text:style-name="Standard">writeOnChannel(id, idChan, message)</text:p>
      <text:p text:style-name="Standard"/>
      <text:p text:style-name="Standard">readNotifications(id)</text:p>
      <text:p text:style-name="Standard">writeNotification(id, contenu) [ pour nous ]</text:p>
      <text:p text:style-name="Standard"><text:soft-page-break/></text:p>
      <text:p text:style-name="Standard"/>
      <text:h text:style-name="P21" text:outline-level="1">Questions :</text:h>
      <text:p text:style-name="P6"/>
      <text:p text:style-name="P5">Limite du nombres de channels / messages envoyé par défault : </text:p>
      <text:list xml:id="list5956680917128883524" text:style-name="L3">
        <text:list-item>
          <text:p text:style-name="P18">On envoie tout au client (Rapide mais impossible sur le long terme)</text:p>
        </text:list-item>
        <text:list-item>
          <text:p text:style-name="P18">On envoie tout pour les channels, mais on limite les messages (plus ok mais bon)</text:p>
        </text:list-item>
        <text:list-item>
          <text:p text:style-name="P18">Modification des méthodes (getChannels et readChannel) pour l’ajout d’un threshold / limiteur (« Afficher les anciens messages »)</text:p>
        </text:list-item>
      </text:list>
      <text:p text:style-name="P7"/>
      <text:p text:style-name="P7">Pour la gestion des channels :</text:p>
      <text:list xml:id="list7260424278536125774" text:style-name="L4">
        <text:list-item>
          <text:p text:style-name="P19">Propriétaire ? </text:p>
        </text:list-item>
        <text:list-item>
          <text:p text:style-name="P20">On peut ajouter des types de messages (questionnaire, event, etc), qui sont juste « décorateur » pour cette version, mais qui peuvent donner une meilleure idée de l’utilité de la page d’accueil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AB</meta:initial-creator>
    <meta:creation-date>2019-11-14T23:23:43.78</meta:creation-date>
    <dc:date>2019-11-18T12:44:48.696817325</dc:date>
    <meta:editing-duration>PT12H32M3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3" meta:paragraph-count="77" meta:word-count="317" meta:character-count="1986" meta:non-whitespace-character-count="1790"/>
  </office:meta>
</office:document-meta>
</file>